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textarea-horizontal-align="justify" draw:textarea-vertical-align="middle" draw:auto-grow-height="false" fo:min-height="0cm" fo:min-width="0cm" fo:wrap-option="no-wrap"/>
    </style:style>
    <style:style style:name="gr2" style:family="graphic" style:parent-style-name="standard">
      <style:graphic-properties draw:stroke="none" draw:textarea-horizontal-align="justify" draw:textarea-vertical-align="middle" draw:auto-grow-height="false"/>
    </style:style>
    <style:style style:name="gr3" style:family="graphic" style:parent-style-name="standard">
      <style:graphic-properties draw:stroke="none" draw:textarea-horizontal-align="justify" draw:textarea-vertical-align="middle" draw:auto-grow-height="false"/>
    </style:style>
    <style:style style:name="gr4" style:family="graphic" style:parent-style-name="objectwithoutfill">
      <style:graphic-properties svg:stroke-width="0.05cm" svg:stroke-color="#6666ff" draw:marker-start="Arrow" draw:marker-start-width="0.3cm" draw:marker-start-center="true" draw:marker-end="Arrow" draw:marker-end-width="0.3cm" draw:marker-end-center="true" draw:fill="none" draw:textarea-vertical-align="middle" fo:padding-top="0.15cm" fo:padding-bottom="0.15cm" fo:padding-left="0.275cm" fo:padding-right="0.275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svg:stroke-width="0.05cm" svg:stroke-color="#ff6600" draw:marker-start="" draw:marker-start-width="0.3cm" draw:marker-start-center="true" draw:marker-end="Arrow" draw:marker-end-width="0.3cm" draw:marker-end-center="true" draw:fill="none" draw:textarea-vertical-align="middle" fo:padding-top="0.15cm" fo:padding-bottom="0.15cm" fo:padding-left="0.275cm" fo:padding-right="0.275cm"/>
    </style:style>
    <style:style style:name="gr7" style:family="graphic" style:parent-style-name="standard">
      <style:graphic-properties draw:stroke="dash" draw:stroke-dash="Fine_20_Dashed" svg:stroke-width="0.05cm" svg:stroke-color="#999999" draw:marker-start-width="0.075cm" draw:marker-end-width="0.075cm" draw:fill="none" draw:textarea-horizontal-align="justify" draw:textarea-vertical-align="middle" draw:auto-grow-height="false" fo:padding-top="0.025cm" fo:padding-bottom="0.025cm" fo:padding-left="0.025cm" fo:padding-right="0.025cm"/>
    </style:style>
    <style:style style:name="gr8" style:family="graphic" style:parent-style-name="standard">
      <style:graphic-properties draw:stroke-linejoin="none" draw:fill="solid" draw:fill-color="#cccccc" draw:textarea-horizontal-align="justify" draw:textarea-vertical-align="middle" draw:auto-grow-height="false"/>
    </style:style>
    <style:style style:name="gr9" style:family="graphic" style:parent-style-name="objectwithoutfill">
      <style:graphic-properties svg:stroke-width="0.05cm" svg:stroke-color="#009933" draw:marker-start="" draw:marker-start-width="0.3cm" draw:marker-start-center="true" draw:marker-end="Arrow" draw:marker-end-width="0.3cm" draw:marker-end-center="true" draw:fill="none" draw:textarea-vertical-align="middle" fo:padding-top="0.15cm" fo:padding-bottom="0.15cm" fo:padding-left="0.275cm" fo:padding-right="0.275cm"/>
    </style:style>
    <style:style style:name="gr10" style:family="graphic" style:parent-style-name="standard">
      <style:graphic-properties svg:stroke-color="#ffffff" draw:stroke-linejoin="none" draw:fill="solid" draw:fill-color="#ffffff" draw:textarea-horizontal-align="justify" draw:textarea-vertical-align="middle" draw:auto-grow-height="false"/>
    </style:style>
    <style:style style:name="gr11" style:family="graphic" style:parent-style-name="objectwithoutfill">
      <style:graphic-properties svg:stroke-width="0.05cm" svg:stroke-color="#ff3333" draw:marker-start="" draw:marker-start-width="0.3cm" draw:marker-start-center="true" draw:marker-end="Arrow" draw:marker-end-width="0.3cm" draw:marker-end-center="true" draw:fill="none" draw:textarea-vertical-align="middle" fo:padding-top="0.15cm" fo:padding-bottom="0.15cm" fo:padding-left="0.275cm" fo:padding-right="0.275cm"/>
    </style:style>
    <style:style style:name="gr12" style:family="graphic" style:parent-style-name="objectwithoutfill">
      <style:graphic-properties svg:stroke-width="0.3cm" svg:stroke-color="#6666ff" draw:marker-start="" draw:marker-start-width="0.675cm" draw:marker-start-center="true" draw:marker-end="" draw:marker-end-width="0.675cm" draw:marker-end-center="true" draw:fill="none" draw:textarea-vertical-align="middle" fo:padding-top="0.275cm" fo:padding-bottom="0.275cm" fo:padding-left="0.4cm" fo:padding-right="0.4cm"/>
    </style:style>
    <style:style style:name="gr13" style:family="graphic" style:parent-style-name="standard">
      <style:graphic-properties draw:stroke="none" svg:stroke-width="0.2cm" svg:stroke-color="#000000" draw:fill="none" draw:fill-color="#ffffff" draw:textarea-horizontal-align="left" draw:auto-grow-height="true" draw:auto-grow-width="true" fo:min-height="0cm" fo:min-width="0cm" fo:padding-top="0.1cm" fo:padding-bottom="0.1cm" fo:padding-left="0.1cm" fo:padding-right="0.1cm"/>
    </style:style>
    <style:style style:name="gr14" style:family="graphic" style:parent-style-name="objectwithoutfill">
      <style:graphic-properties svg:stroke-width="0.3cm" svg:stroke-color="#ff6600" draw:marker-start="" draw:marker-start-width="0.675cm" draw:marker-start-center="true" draw:marker-end="" draw:marker-end-width="0.675cm" draw:marker-end-center="true" draw:fill="none" draw:textarea-vertical-align="middle" fo:padding-top="0.275cm" fo:padding-bottom="0.275cm" fo:padding-left="0.4cm" fo:padding-right="0.4cm"/>
    </style:style>
    <style:style style:name="gr15" style:family="graphic" style:parent-style-name="objectwithoutfill">
      <style:graphic-properties svg:stroke-width="0.3cm" svg:stroke-color="#009933" draw:marker-start="" draw:marker-start-width="0.675cm" draw:marker-start-center="true" draw:marker-end="" draw:marker-end-width="0.675cm" draw:marker-end-center="true" draw:fill="none" draw:textarea-vertical-align="middle" fo:padding-top="0.275cm" fo:padding-bottom="0.275cm" fo:padding-left="0.4cm" fo:padding-right="0.4cm"/>
    </style:style>
    <style:style style:name="gr16" style:family="graphic" style:parent-style-name="objectwithoutfill">
      <style:graphic-properties svg:stroke-width="0.3cm" svg:stroke-color="#ff3333" draw:marker-start="" draw:marker-start-width="0.675cm" draw:marker-start-center="true" draw:marker-end="" draw:marker-end-width="0.675cm" draw:marker-end-center="true" draw:fill="none" draw:textarea-vertical-align="middle" fo:padding-top="0.275cm" fo:padding-bottom="0.275cm" fo:padding-left="0.4cm" fo:padding-right="0.4cm"/>
    </style:style>
    <style:style style:name="P1" style:family="paragraph">
      <style:paragraph-properties fo:text-align="center"/>
    </style:style>
    <style:style style:name="P2" style:family="paragraph">
      <style:paragraph-properties fo:text-align="center"/>
      <style:text-properties style:font-name="Courier 10 Pitch1"/>
    </style:style>
    <style:style style:name="P3" style:family="paragraph">
      <style:paragraph-properties fo:line-height="100%" fo:text-align="start"/>
      <style:text-properties style:font-name="Courier 10 Pitch1" fo:font-size="14pt" fo:font-weight="bold" style:font-size-asian="14pt" style:font-weight-asian="bold" style:font-size-complex="14pt" style:font-weight-complex="bold"/>
    </style:style>
    <style:style style:name="P4" style:family="paragraph">
      <style:text-properties fo:font-size="15pt" style:font-size-asian="15pt" style:font-size-complex="15pt"/>
    </style:style>
    <style:style style:name="T1" style:family="text">
      <style:text-properties fo:font-size="12pt" style:font-size-asian="12pt" style:font-size-complex="12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4cm" svg:height="2cm" svg:x="14.4cm" svg:y="2.1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2" draw:layer="layout" svg:width="1.5cm" svg:height="1.1cm" svg:x="15.4cm" svg:y="2.5cm">
          <text:p text:style-name="P2">TfL</text:p>
          <draw:enhanced-geometry svg:viewBox="0 0 21600 21600" draw:type="rectangle" draw:enhanced-path="M 0 0 L 21600 0 21600 21600 0 21600 0 0 Z N"/>
        </draw:custom-shape>
        <draw:custom-shape draw:style-name="gr3" draw:text-style-name="P1" draw:layer="layout" svg:width="1.9cm" svg:height="2cm" svg:x="15.3cm" svg:y="4.2cm">
          <text:p text:style-name="P1"/>
          <draw:enhanced-geometry svg:viewBox="0 0 21600 21600" draw:type="rectangle" draw:enhanced-path="M 0 0 L 21600 0 21600 21600 0 21600 0 0 Z N"/>
        </draw:custom-shape>
        <draw:line draw:style-name="gr4" draw:text-style-name="P1" draw:layer="layout" svg:x1="10.1cm" svg:y1="3.1cm" svg:x2="14.2cm" svg:y2="3.1cm">
          <text:p/>
        </draw:line>
        <draw:custom-shape draw:style-name="gr5" draw:text-style-name="P2" draw:layer="layout" svg:width="4.2cm" svg:height="1cm" svg:x="5.7cm" svg:y="2.6cm">
          <text:p text:style-name="P2">Upda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4.4cm" svg:height="1cm" svg:x="5.6cm" svg:y="5.1cm">
          <text:p text:style-name="P2">TextZon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7cm" svg:y1="3.6cm" svg:x2="7.3cm" svg:y2="4.9cm">
          <text:p/>
        </draw:line>
        <draw:line draw:style-name="gr6" draw:text-style-name="P1" draw:layer="layout" svg:x1="8.6cm" svg:y1="3.6cm" svg:x2="8.3cm" svg:y2="4.9cm">
          <text:p/>
        </draw:line>
        <draw:line draw:style-name="gr6" draw:text-style-name="P1" draw:layer="layout" svg:x1="7.8cm" svg:y1="3.6cm" svg:x2="7.8cm" svg:y2="4.9cm">
          <text:p/>
        </draw:line>
        <draw:custom-shape draw:style-name="gr5" draw:text-style-name="P2" draw:layer="layout" svg:width="7.1cm" svg:height="1cm" svg:x="4.2cm" svg:y="7.6cm">
          <text:p text:style-name="P2">LightBoardSurfa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7cm" svg:y1="6.1cm" svg:x2="7.3cm" svg:y2="7.4cm">
          <text:p/>
        </draw:line>
        <draw:line draw:style-name="gr6" draw:text-style-name="P1" draw:layer="layout" svg:x1="8.6cm" svg:y1="6.1cm" svg:x2="8.3cm" svg:y2="7.4cm">
          <text:p/>
        </draw:line>
        <draw:line draw:style-name="gr6" draw:text-style-name="P1" draw:layer="layout" svg:x1="7.8cm" svg:y1="6.1cm" svg:x2="7.8cm" svg:y2="7.4cm">
          <text:p/>
        </draw:line>
        <draw:custom-shape draw:style-name="gr5" draw:text-style-name="P2" draw:layer="layout" svg:width="4.8cm" svg:height="1cm" svg:x="5.4cm" svg:y="9.6cm">
          <text:p text:style-name="P2">LightBoar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7.8cm" svg:y1="8.6cm" svg:x2="7.8cm" svg:y2="9.4cm">
          <text:p/>
        </draw:line>
        <draw:custom-shape draw:style-name="gr7" draw:text-style-name="P1" draw:layer="layout" svg:width="8.2cm" svg:height="9.4cm" svg:x="3.7cm" svg:y="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cm" svg:height="1.4cm" svg:x="6.3cm" svg:y="12.2cm">
          <text:p text:style-name="P2">Pi4j</text:p>
          <text:p text:style-name="P2"><text:span text:style-name="T1">Libr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7.8cm" svg:y1="10.6cm" svg:x2="7.8cm" svg:y2="12cm">
          <text:p/>
        </draw:line>
        <draw:custom-shape draw:style-name="gr8" draw:text-style-name="P2" draw:layer="layout" svg:width="2.5cm" svg:height="1.4cm" svg:x="11.2cm" svg:y="12.2cm">
          <text:p text:style-name="P2">GPIO</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9.3cm" svg:y1="12.9cm" svg:x2="11cm" svg:y2="12.9cm">
          <text:p/>
        </draw:line>
        <draw:custom-shape draw:style-name="gr10" draw:text-style-name="P3" draw:layer="layout" svg:width="2.3cm" svg:height="2.4cm" svg:x="15.8cm" svg:y="11.9cm">
          <text:p text:style-name="P3"><text:span text:style-name="T2">CLOCK</text:span></text:p>
          <text:p text:style-name="P3"><text:span text:style-name="T2">DATA</text:span></text:p>
          <text:p text:style-name="P3"><text:span text:style-name="T2">STORE</text:span></text:p>
          <text:p text:style-name="P3"><text:span text:style-name="T3">etc.</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13.7cm" svg:y1="12.6cm" svg:x2="15.5cm" svg:y2="12.3cm">
          <text:p/>
        </draw:line>
        <draw:line draw:style-name="gr11" draw:text-style-name="P1" draw:layer="layout" svg:x1="13.7cm" svg:y1="12.9cm" svg:x2="15.5cm" svg:y2="12.9cm">
          <text:p/>
        </draw:line>
        <draw:line draw:style-name="gr11" draw:text-style-name="P1" draw:layer="layout" svg:x1="13.7cm" svg:y1="13.2cm" svg:x2="15.5cm" svg:y2="13.4cm">
          <text:p/>
        </draw:line>
        <draw:line draw:style-name="gr12" draw:text-style-name="P1" draw:layer="layout" svg:x1="13.4cm" svg:y1="6.9cm" svg:x2="13.7cm" svg:y2="6.9cm">
          <text:p/>
        </draw:line>
        <draw:frame draw:style-name="gr13" draw:text-style-name="P4" draw:layer="layout" svg:width="1.578cm" svg:height="0.798cm" svg:x="13.822cm" svg:y="6.5cm">
          <draw:text-box>
            <text:p text:style-name="P4"><text:span text:style-name="T4">HTTP</text:span></text:p>
          </draw:text-box>
        </draw:frame>
        <draw:line draw:style-name="gr14" draw:text-style-name="P1" draw:layer="layout" svg:x1="13.4cm" svg:y1="7.7cm" svg:x2="13.7cm" svg:y2="7.7cm">
          <text:p/>
        </draw:line>
        <draw:frame draw:style-name="gr13" draw:text-style-name="P4" draw:layer="layout" svg:width="2.543cm" svg:height="0.798cm" svg:x="13.822cm" svg:y="7.3cm">
          <draw:text-box>
            <text:p text:style-name="P4"><text:span text:style-name="T4">Java calls</text:span></text:p>
          </draw:text-box>
        </draw:frame>
        <draw:line draw:style-name="gr15" draw:text-style-name="P1" draw:layer="layout" svg:x1="13.4cm" svg:y1="8.502cm" svg:x2="13.7cm" svg:y2="8.502cm">
          <text:p/>
        </draw:line>
        <draw:frame draw:style-name="gr13" draw:text-style-name="P4" draw:layer="layout" svg:width="2.924cm" svg:height="0.798cm" svg:x="13.822cm" svg:y="8.102cm">
          <draw:text-box>
            <text:p text:style-name="P4"><text:span text:style-name="T4">Native calls</text:span></text:p>
          </draw:text-box>
        </draw:frame>
        <draw:line draw:style-name="gr16" draw:text-style-name="P1" draw:layer="layout" svg:x1="13.4cm" svg:y1="9.302cm" svg:x2="13.7cm" svg:y2="9.302cm">
          <text:p/>
        </draw:line>
        <draw:frame draw:style-name="gr13" draw:text-style-name="P4" draw:layer="layout" svg:width="2.505cm" svg:height="0.798cm" svg:x="13.822cm" svg:y="8.902cm">
          <draw:text-box>
            <text:p text:style-name="P4"><text:span text:style-name="T4">Hardwar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ffffff" draw:fill-image-width="0cm" draw:fill-image-height="0cm" draw:textarea-horizontal-align="justify" fo:padding-top="0cm" fo:padding-bottom="0cm" fo:padding-left="0cm" fo:padding-right="0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08T21:13:37.502135480</meta:creation-date>
    <dc:date>2015-07-10T15:35:34.939178030</dc:date>
    <meta:editing-duration>PT21M3S</meta:editing-duration>
    <meta:editing-cycles>4</meta:editing-cycles>
    <meta:generator>LibreOffice/4.2.7.2$Linux_X86_64 LibreOffice_project/420m0$Build-2</meta:generator>
    <meta:document-statistic meta:object-count="32"/>
  </office:meta>
</office:document-meta>
</file>